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fo:break-before="page"/>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style:text-properties style:text-line-through-style="none" officeooo:paragraph-rsid="001617fb"/>
    </style:style>
    <style:style style:name="T1" style:family="text">
      <style:text-properties fo:color="#ff0000"/>
    </style:style>
    <style:style style:name="T2" style:family="text">
      <style:text-properties style:text-line-through-style="solid"/>
    </style:style>
    <style:style style:name="T3" style:family="text">
      <style:text-properties style:text-line-through-style="solid" officeooo:rsid="001617fb"/>
    </style:style>
    <style:style style:name="T4" style:family="text">
      <style:text-properties officeooo:rsid="001617f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5"><text:span text:style-name="T4">6. Implement LED controls.</text:span></text:p>
        <text:p text:style-name="P5"><text:span text:style-name="T4">7. Implement motor controls.</text:span></text:p>
        <text:p text:style-name="P1">6. Implement low power modes.</text:p>
        <text:p text:style-name="P1">7. Implement Pawn machine with uint8_t state array accessible with both USB and I2C slave.</text:p>
        <text:p text:style-name="P1"><text:tab/>7.1. Add converter parameters setup, all measures (I, V, T) to Pawn.</text:p>
        <text:p text:style-name="P1"><text:tab/>7.2. Make Pawn header file with native functions list.</text:p>
        <text:p text:style-name="P1"><text:tab/>7.3. Adjust library responsible for USB communication. It should write compiled Pawn script with maximum speed. It should have access to Pawn state array. And it should be able to do the same through I2C slave. </text:p>
        <text:p text:style-name="P1"><text:tab/>7.4. Make Pawn compilation support, make some sort of command line..... (may be, don't know yet).</text:p>
        <text:p text:style-name="P1">8. Implement I2C master with RAW functionality. E.i. write and read.</text:p>
        <text:p text:style-name="P1">9. Make GUI for firmware upgrade and Pawn compilation.</text:p>
        <text:p text:style-name="P1">10. Implement interface library support in Python (??? may be).</text:p>
        <text:p text:style-name="P1">11. Implement UART support.</text:p>
        <text:p text:style-name="P1">12. Implement UART support in Pawn.</text:p>
        <text:p text:style-name="P1">13. Add UART support to Pawn native functions header file.</text:p>
        <text:p text:style-name="P1"/>
        <text:p text:style-name="Standard"/>
        <text:p text:style-name="P3">To do list related to firmware for addon board.</text:p>
        <text:p text:style-name="P1">1. Implement buffers support.</text:p>
        <text:p text:style-name="P1">2. Implement power outs support.</text:p>
        <text:p text:style-name="P1">3. Implement digital inputs support.</text:p>
        <text:p text:style-name="P1">4. Implement ADC support.</text:p>
        <text:p text:style-name="P1">5. Implement I2C slave support.</text:p>
        <text:p text:style-name="P1">6. Implement 1....4 functionality invocation in I2C slave.</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9-12T23:15:09</meta:creation-date>
    <dc:date>2013-09-15T17:35:59</dc:date>
    <meta:editing-duration>P0D</meta:editing-duration>
    <meta:editing-cycles>2</meta:editing-cycles>
    <meta:document-statistic meta:table-count="0" meta:image-count="0" meta:object-count="0" meta:page-count="2" meta:paragraph-count="29" meta:word-count="289" meta:character-count="1784" meta:non-whitespace-character-count="1519"/>
  </office:meta>
</office:document-meta>
</file>